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ALTA CONDORI ROCEN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90280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479028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URRUTIA JORGE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9028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735498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PERALTA CONDORI ROCEND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79028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790280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2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9/2021</text:p>
          </table:table-cell>
          <table:table-cell table:style-name="Tabla2.A3" office:value-type="string">
            <text:p text:style-name="P22">3592140</text:p>
          </table:table-cell>
          <table:table-cell table:style-name="Tabla2.D3" office:value-type="string">
            <text:p text:style-name="P23">6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16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